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54296b"/>
    </style:style>
    <style:style style:name="P48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3c174d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3e7865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3f4fdf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413308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4312cb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4600f1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482d82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3521e3a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3522c0c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fo:color="#000000" loext:opacity="100%" style:font-name="Tahoma" fo:font-size="8pt" fo:letter-spacing="-0.016cm" fo:language="es" fo:country="ES" fo:font-weight="normal" officeooo:rsid="0354296b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fo:color="#000000" loext:opacity="100%" style:font-name="Tahoma" fo:font-size="8pt" fo:letter-spacing="-0.016cm" fo:language="es" fo:country="ES" fo:font-weight="normal" officeooo:rsid="0354419a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000000" loext:opacity="100%" style:font-name="Tahoma" fo:font-size="8pt" fo:letter-spacing="-0.016cm" fo:language="es" fo:country="ES" fo:font-weight="normal" officeooo:rsid="0354b8ab" fo:background-color="transparent" loext:char-shading-value="0" style:font-size-asian="8pt" style:font-weight-asian="normal" style:font-size-complex="8pt" style:font-weight-complex="normal"/>
    </style:style>
    <style:style style:name="T45" style:family="text">
      <style:text-properties fo:color="#000000" loext:opacity="100%" style:font-name="Tahoma" fo:font-size="8pt" fo:letter-spacing="-0.016cm" fo:language="es" fo:country="ES" fo:font-weight="normal" officeooo:rsid="0355dc16" fo:background-color="transparent" loext:char-shading-value="0" style:font-size-asian="8pt" style:font-weight-asian="normal" style:font-size-complex="8pt" style:font-weight-complex="normal"/>
    </style:style>
    <style:style style:name="T46" style:family="text">
      <style:text-properties fo:color="#000000" loext:opacity="100%" style:font-name="Tahoma" fo:font-size="8pt" fo:letter-spacing="-0.016cm" fo:language="es" fo:country="ES" fo:font-weight="normal" officeooo:rsid="03569941" fo:background-color="transparent" loext:char-shading-value="0" style:font-size-asian="8pt" style:font-weight-asian="normal" style:font-size-complex="8pt" style:font-weight-complex="normal"/>
    </style:style>
    <style:style style:name="T47" style:family="text">
      <style:text-properties fo:color="#000000" loext:opacity="100%" style:font-name="Tahoma" fo:font-size="8pt" fo:letter-spacing="-0.016cm" fo:language="es" fo:country="ES" fo:font-weight="normal" officeooo:rsid="036321b1" fo:background-color="transparent" loext:char-shading-value="0" style:font-size-asian="8pt" style:font-weight-asian="normal" style:font-size-complex="8pt" style:font-weight-complex="normal"/>
    </style:style>
    <style:style style:name="T48" style:family="text">
      <style:text-properties fo:color="#000000" loext:opacity="100%" style:font-name="Tahoma" fo:font-size="8pt" fo:letter-spacing="-0.016cm" fo:language="es" fo:country="ES" fo:font-weight="normal" officeooo:rsid="0363c054" fo:background-color="transparent" loext:char-shading-value="0" style:font-size-asian="8pt" style:font-weight-asian="normal" style:font-size-complex="8pt" style:font-weight-complex="normal"/>
    </style:style>
    <style:style style:name="T49" style:family="text">
      <style:text-properties officeooo:rsid="037dfaf6"/>
    </style:style>
    <style:style style:name="T50" style:family="text">
      <style:text-properties officeooo:rsid="037ebaf1"/>
    </style:style>
    <style:style style:name="T51" style:family="text">
      <style:text-properties officeooo:rsid="037f8a99"/>
    </style:style>
    <style:style style:name="T52" style:family="text">
      <style:text-properties officeooo:rsid="03807133"/>
    </style:style>
    <style:style style:name="T53" style:family="text">
      <style:text-properties officeooo:rsid="02d74b30"/>
    </style:style>
    <style:style style:name="T54" style:family="text">
      <style:text-properties officeooo:rsid="0339ed3d"/>
    </style:style>
    <style:style style:name="T55" style:family="text">
      <style:text-properties officeooo:rsid="033b3004"/>
    </style:style>
    <style:style style:name="T56" style:family="text">
      <style:text-properties officeooo:rsid="03494d1f"/>
    </style:style>
    <style:style style:name="T57" style:family="text">
      <style:text-properties officeooo:rsid="0349766e"/>
    </style:style>
    <style:style style:name="T58" style:family="text">
      <style:text-properties officeooo:rsid="034a2a76"/>
    </style:style>
    <style:style style:name="T59" style:family="text">
      <style:text-properties officeooo:rsid="034bbb3b"/>
    </style:style>
    <style:style style:name="T60" style:family="text">
      <style:text-properties officeooo:rsid="034c51c7"/>
    </style:style>
    <style:style style:name="T61" style:family="text">
      <style:text-properties officeooo:rsid="034c6587"/>
    </style:style>
    <style:style style:name="T62" style:family="text">
      <style:text-properties officeooo:rsid="034ea6b4"/>
    </style:style>
    <style:style style:name="T63" style:family="text">
      <style:text-properties officeooo:rsid="034fcda4"/>
    </style:style>
    <style:style style:name="T64" style:family="text">
      <style:text-properties officeooo:rsid="035757f5"/>
    </style:style>
    <style:style style:name="T65" style:family="text">
      <style:text-properties officeooo:rsid="0358d5a3"/>
    </style:style>
    <style:style style:name="T66" style:family="text">
      <style:text-properties officeooo:rsid="035984d5"/>
    </style:style>
    <style:style style:name="T67" style:family="text">
      <style:text-properties officeooo:rsid="035a9500"/>
    </style:style>
    <style:style style:name="T68" style:family="text">
      <style:text-properties officeooo:rsid="035aab1b"/>
    </style:style>
    <style:style style:name="T69" style:family="text">
      <style:text-properties officeooo:rsid="035add74"/>
    </style:style>
    <style:style style:name="T70" style:family="text">
      <style:text-properties officeooo:rsid="035ae9cb"/>
    </style:style>
    <style:style style:name="T71" style:family="text">
      <style:text-properties officeooo:rsid="035cbed6"/>
    </style:style>
    <style:style style:name="T72" style:family="text">
      <style:text-properties officeooo:rsid="035e2472"/>
    </style:style>
    <style:style style:name="T73" style:family="text">
      <style:text-properties officeooo:rsid="035fafd8"/>
    </style:style>
    <style:style style:name="T74" style:family="text">
      <style:text-properties officeooo:rsid="03609249"/>
    </style:style>
    <style:style style:name="T75" style:family="text">
      <style:text-properties officeooo:rsid="03626ff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SELECT * FROM Recetas &#10;        WHERE Tiempo LIKE '%m' AND Tiempo NOT LIKE '%h%' LIMIT 10, 5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SELECT * FROM Recetas &#10;        WHERE Fecha_modificacion  NOT LIKE 'NULL' LIMIT 0, 2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SELECT * FROM Recetas &#10;        WHERE ingredientes LIKE '%sal%' LIMIT 55, 2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SELECT * FROM Recetas &#10;        WHERE ingredientes NOT LIKE '%cebolla%' AND ingredientes NOT LIKE '%ajo%' LIMIT 70, 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SELECT * FROM diamante &#10;        WHERE claridad NOT LIKE '%S%' LIMIT 1, 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SELECT * FROM diamante &#10;        WHERE tabla NOT LIKE '6_' AND tabla NOT LIKE '%5' LIMIT 100, 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SELECT * FROM pasajerosTitanic &#10;        WHERE edad LIKE '3_' OR edad LIKE '40' LIMIT 1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SELECT * FROM pasajerosTitanic &#10;        WHERE Ticket LIKE 'PC %' LIMIT 7 ,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SELECT * FROM pasajerosTitanic &#10;        WHERE Cabina LIKE 'C6%' LIMIT 2, 1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SELECT * FROM pasajerosTitanic &#10;        WHERE nombre LIKE '%cho%' LIMIT 6, 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DISTINCT provinciaISO FROM datosCovid &#10;        WHERE provinciaISO LIKE '%A%' LIMIT 3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&#10;SELECT * FROM datosCovid &#10;        WHERE pruebaDesconocida LIKE '1__' LIMIT 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SELECT DISTINCT nombre FROM población &#10;        WHERE Nombre LIKE '_a%' LIMIT 2, 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SELECT DISTINCT nombre FROM población &#10;        WHERE Nombre NOT LIKE 'a%a' LIMIT 7, 1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SELECT * FROM poblacionGalicia &#10;        WHERE mujeres LIKE '%0' AND hombres LIKE '%5%' LIMIT 10, 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SELECT nombre, ciudad FROM Equipos &#10;        WHERE ciudad LIKE '%o' LIMIT 0, 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SELECT nombre, equipo FROM Jugadores&#10;        WHERE nombre LIKE '%u%' LIMIT 1, 8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SELECT nombre, ciudad FROM Equipos &#10;        WHERE ciudad LIKE '_h%' LIMIT 1, 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SELECT nombre, ciudad FROM equipos &#10;        WHERE nombre LIKE '%o__' LIMIT 1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SELECT nombre_cliente, telefono FROM cliente &#10;        WHERE nombre_contacto LIKE 'a%' LIMIT 3, 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SELECT * from oficina &#10;        WHERE ciudad LIKE '_a%a' LIMIT 3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&#10;SELECT * FROM pago &#10;        WHERE fecha_pago LIKE '2008%' LIMIT 4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SELECT * FROM pedido &#10;        WHERE fecha_pedido LIKE '%-01-%' and fecha_esperada LIKE '%-02-%' LIMIT 3, 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SELECT * FROM diamante &#10;        WHERE tallado LIKE '%Good' LIMIT 5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SELET * FROM diamante &#10;        WHERE quilates LIKE '0.7%' LIMIT 3,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* FROM comarcasGalicia &#10;        WHERE nombre LIKE 'a%a' LIMIT 3, 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ncellosGalicia &#10;        WHERE nombre LIKE '%añ%' LIMIT 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SELECT * FROM concellosGalicia &#10;        WHERE nombre LIKE 'O %' LIMIT 6, 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2">1</text:span><text:span text:style-name="T6">.<text:tab/></text:span><text:span text:style-name="T13">B</text:span><text:span text:style-name="T8">ase de datos </text:span><text:span text:style-name="T11">Diamante</text:span><text:span text:style-name="T10"> (</text:span><text:span text:style-name="T11">1</text:span><text:span text:style-name="T10"> tabla)</text:span><text:span text:style-name="T7">.</text:span></text:p>
        <text:p text:style-name="P43"><text:span text:style-name="T14">Muestra </text:span><text:span text:style-name="T15">los </text:span><text:span text:style-name="T40">cinco primeros </text:span><text:span text:style-name="T17">Diamantes </text:span><text:span text:style-name="T21">cuyo </text:span><text:span text:style-name="T34">tallado </text:span><text:span text:style-name="T40">sea</text:span><text:span text:style-name="T34"> bueno (Good) o muy bueno (Very Good)</text:span><text:span text:style-name="T14">.</text:span></text:p>
        <text:p text:style-name="P16"><draw:control text:anchor-type="paragraph" draw:z-index="24" draw:name="Control 5" draw:style-name="gr1" draw:text-style-name="P48" svg:width="15.497cm" svg:height="0.856cm" svg:x="1.3cm" svg:y="0cm" draw:control="control25"/></text:p>
        <text:p text:style-name="P44"><text:span text:style-name="T14">Muestra </text:span><text:span text:style-name="T18">los </text:span><text:span text:style-name="T22">diamantes </text:span><text:span text:style-name="T41">de las posiciones 4 y 5, </text:span><text:span text:style-name="T35">cuyos quilares oscilen entre 0.70 y 0.79</text:span><text:span text:style-name="T22">.</text:span></text:p>
        <text:p text:style-name="P19"><draw:control text:anchor-type="paragraph" draw:z-index="25" draw:name="Control 1" draw:style-name="gr1" draw:text-style-name="P48" svg:width="15.497cm" svg:height="0.856cm" svg:x="1.3cm" svg:y="0cm" draw:control="control26"/></text:p>
        <text:p text:style-name="P47"><text:span text:style-name="T23">Muestra los diamantes </text:span><text:span text:style-name="T42">segundo, tercero y cuarto, </text:span><text:span text:style-name="T35">cuya claridad NO incluya una ‘S’</text:span><text:span text:style-name="T16">.</text:span></text:p>
        <text:p text:style-name="P15"/>
        <text:p text:style-name="P44"><draw:control text:anchor-type="paragraph" draw:z-index="5" draw:name="Control 3" draw:style-name="gr1" draw:text-style-name="P48" svg:width="15.497cm" svg:height="0.856cm" svg:x="1.3cm" svg:y="-0.333cm" draw:control="control6"/><text:span text:style-name="T14">Muestra </text:span><text:span text:style-name="T43">diez </text:span><text:span text:style-name="T24">diamantes </text:span><text:span text:style-name="T36">cuyo número de tabla no empiece por 6 ni </text:span><text:span text:style-name="T37">acabe en 5</text:span><text:span text:style-name="T18">.</text:span></text:p>
        <text:p text:style-name="P14"><draw:control text:anchor-type="paragraph" draw:z-index="6" draw:name="Control 4" draw:style-name="gr1" draw:text-style-name="P48" svg:width="15.497cm" svg:height="0.856cm" svg:x="1.3cm" svg:y="0cm" draw:control="control7"/></text:p>
        <text:p text:style-name="P6"><text:span text:style-name="T12">2</text:span><text:span text:style-name="T6">.<text:tab/></text:span><text:span text:style-name="T9">B</text:span><text:span text:style-name="T8">ase de datos </text:span><text:span text:style-name="T11">Recetas de cocina</text:span><text:span text:style-name="T10"> (</text:span><text:span text:style-name="T11">1</text:span><text:span text:style-name="T10"> tablas)</text:span><text:span text:style-name="T7">.</text:span></text:p>
        <text:p text:style-name="P44"><text:span text:style-name="T19">Muestra </text:span><text:span text:style-name="T44">las cinco</text:span><text:span text:style-name="T19"> recetas </text:span><text:span text:style-name="T44">posteriores a la décima y </text:span><text:span text:style-name="T25">cuya </text:span><text:span text:style-name="T38">duración esté expresada en minutos</text:span><text:span text:style-name="T29">.</text:span></text:p>
        <text:p text:style-name="P30"><draw:control text:anchor-type="paragraph" draw:z-index="1" draw:name="Control 6" draw:style-name="gr1" draw:text-style-name="P48" svg:width="15.497cm" svg:height="0.856cm" svg:x="1.3cm" svg:y="0cm" draw:control="control2"/></text:p>
        <text:p text:style-name="P44"><text:span text:style-name="T19">Muestra </text:span><text:span text:style-name="T26">las </text:span><text:span text:style-name="T45">veinte primeras </text:span><text:span text:style-name="T26">recetas </text:span><text:span text:style-name="T29">que no han sufrido ningún tipo de modificación</text:span><text:span text:style-name="T16">.</text:span></text:p>
        <text:p text:style-name="P29"><draw:control text:anchor-type="paragraph" draw:z-index="2" draw:name="Control 7" draw:style-name="gr1" draw:text-style-name="P48" svg:width="15.497cm" svg:height="0.856cm" svg:x="1.3cm" svg:y="0cm" draw:control="control3"/></text:p>
        <text:p text:style-name="P44"><text:span text:style-name="T19">Muestra </text:span><text:span text:style-name="T45">veinte</text:span><text:span text:style-name="T27"> recetas </text:span><text:span text:style-name="T39">que contengan sal, </text:span><text:span text:style-name="T45">a partir de la 55</text:span><text:span text:style-name="T30">.</text:span></text:p>
        <text:p text:style-name="P28"><draw:control text:anchor-type="paragraph" draw:z-index="3" draw:name="Control 8" draw:style-name="gr1" draw:text-style-name="P48" svg:width="15.497cm" svg:height="0.856cm" svg:x="1.3cm" svg:y="0cm" draw:control="control4"/></text:p>
        <text:p text:style-name="P44"><text:span text:style-name="T20">Muestra </text:span><text:span text:style-name="T46">diez</text:span><text:span text:style-name="T27"> recetas </text:span><text:span text:style-name="T39">que no contengan ni cebolla ni ajo</text:span><text:span text:style-name="T28">.</text:span></text:p>
        <text:p text:style-name="P30"><draw:control text:anchor-type="paragraph" draw:z-index="4" draw:name="Control 9" draw:style-name="gr1" draw:text-style-name="P48" svg:width="15.497cm" svg:height="0.856cm" svg:x="1.3cm" svg:y="0cm" draw:control="control5"/></text:p>
        <text:p text:style-name="P11"/>
        <text:p text:style-name="P7"><text:span text:style-name="T12">3</text:span><text:span text:style-name="T6">.<text:tab/></text:span><text:span text:style-name="T9">B</text:span><text:span text:style-name="T8">ase de datos </text:span><text:span text:style-name="T11">Titanic</text:span><text:span text:style-name="T10"> (</text:span><text:span text:style-name="T11">1</text:span><text:span text:style-name="T10"> tablas)</text:span><text:span text:style-name="T7">.</text:span></text:p>
        <text:p text:style-name="P20"><text:span text:style-name="T49">Muestra </text:span><text:span text:style-name="T64">los trece primeros pasajeros </text:span><text:span text:style-name="T49">cuya edad </text:span><text:span text:style-name="T56">oscile entre los 30 y 40 años</text:span>.</text:p>
        <text:p text:style-name="P33"><draw:control text:anchor-type="paragraph" draw:z-index="7" draw:name="Control 10" draw:style-name="gr1" draw:text-style-name="P48" svg:width="15.497cm" svg:height="0.856cm" svg:x="1.3cm" svg:y="0cm" draw:control="control8"/></text:p>
        <text:p text:style-name="P21"><text:span text:style-name="T49">Muestra </text:span><text:span text:style-name="T65">diez </text:span><text:span text:style-name="T49">pasajeros cuyo Ticket sea </text:span><text:span text:style-name="T56">de la forma “PC ” y un número, </text:span><text:span text:style-name="T65">pero posteriores al séptimo</text:span>.</text:p>
        <text:p text:style-name="P28"><draw:control text:anchor-type="paragraph" draw:z-index="8" draw:name="Control 11" draw:style-name="gr1" draw:text-style-name="P48" svg:width="15.497cm" svg:height="0.856cm" svg:x="1.3cm" svg:y="0cm" draw:control="control9"/></text:p>
        <text:p text:style-name="P21"><text:span text:style-name="T49">Muestra </text:span><text:span text:style-name="T66">sólo al tercer </text:span><text:span text:style-name="T49">pasajero </text:span><text:span text:style-name="T57">de las cabinas del grupo C60 </text:span><text:span text:style-name="T58">(C60 al C69)</text:span>.</text:p>
        <text:p text:style-name="P42"><draw:control text:anchor-type="paragraph" draw:z-index="9" draw:name="Control 12" draw:style-name="gr1" draw:text-style-name="P48" svg:width="15.497cm" svg:height="0.856cm" svg:x="1.3cm" svg:y="0cm" draw:control="control10"/></text:p>
        <text:p text:style-name="P21"><text:span text:style-name="T49">Muestra los </text:span><text:span text:style-name="T67">dos últimos </text:span><text:span text:style-name="T49">pasajero</text:span><text:span text:style-name="T61">s</text:span><text:span text:style-name="T49"> </text:span><text:span text:style-name="T58">en cuyo nombre esté el término ‘cho’</text:span>.</text:p>
        <text:p text:style-name="P28"><draw:control text:anchor-type="paragraph" draw:z-index="10" draw:name="Control 13" draw:style-name="gr1" draw:text-style-name="P48" svg:width="15.497cm" svg:height="0.856cm" svg:x="1.3cm" svg:y="0cm" draw:control="control11"/></text:p>
        <text:p text:style-name="P12"/>
        <text:p text:style-name="P5"/>
        <text:p text:style-name="P10"><text:span text:style-name="T12">4</text:span><text:span text:style-name="T6">.<text:tab/></text:span><text:span text:style-name="T9">B</text:span><text:span text:style-name="T8">ase de datos </text:span><text:span text:style-name="T11">Covid</text:span><text:span text:style-name="T10"> (</text:span><text:span text:style-name="T12">2</text:span><text:span text:style-name="T10"> tabla</text:span><text:span text:style-name="T12">s</text:span><text:span text:style-name="T10">)</text:span><text:span text:style-name="T7">.</text:span></text:p>
        <text:p text:style-name="P22"><text:span text:style-name="T50">Muestra </text:span><text:span text:style-name="T59">el ISO de las </text:span><text:span text:style-name="T68">tres primeras </text:span><text:span text:style-name="T59">provincias que contengan una ‘A’.</text:span></text:p>
        <text:p text:style-name="P34"><draw:control text:anchor-type="paragraph" draw:z-index="11" draw:name="Control 14" draw:style-name="gr1" draw:text-style-name="P48" svg:width="15.497cm" svg:height="0.856cm" svg:x="1.3cm" svg:y="0cm" draw:control="control12"/></text:p>
        <text:p text:style-name="P21"><text:span text:style-name="T50">Muestra los </text:span><text:span text:style-name="T68">diez primeros</text:span><text:span text:style-name="T50"> datos del Covid cuyo número de </text:span><text:span text:style-name="T59">pruebas desconocidas sea de ciento y pico</text:span>.</text:p>
        <text:p text:style-name="P31"><draw:control text:anchor-type="paragraph" draw:z-index="12" draw:name="Control 15" draw:style-name="gr1" draw:text-style-name="P48" svg:width="15.497cm" svg:height="0.856cm" svg:x="1.3cm" svg:y="0cm" draw:control="control13"/></text:p>
        <text:p text:style-name="P21"><text:span text:style-name="T50">Muestra </text:span><text:span text:style-name="T60">los nombres de las provincias cuya segunda letra sea una ‘a’ </text:span><text:span text:style-name="T69">y se hallen en las posiciones tercera y cuarta</text:span>.</text:p>
        <text:p text:style-name="P31"><draw:control text:anchor-type="paragraph" draw:z-index="13" draw:name="Control 16" draw:style-name="gr1" draw:text-style-name="P48" svg:width="15.497cm" svg:height="0.856cm" svg:x="1.3cm" svg:y="0cm" draw:control="control14"/></text:p>
        <text:p text:style-name="P23">Muestra <text:span text:style-name="T69">el nombre de una </text:span><text:span text:style-name="T60">provincia que no acaben ni empiecen por ‘a’</text:span>.</text:p>
        <text:p text:style-name="P34"><draw:control text:anchor-type="paragraph" draw:z-index="14" draw:name="Control 17" draw:style-name="gr1" draw:text-style-name="P48" svg:width="15.497cm" svg:height="0.856cm" svg:x="1.3cm" svg:y="0cm" draw:control="control15"/></text:p>
        <text:p text:style-name="P13"/>
        <text:p text:style-name="P9"><text:span text:style-name="T11">5</text:span><text:span text:style-name="T6">.<text:tab/></text:span><text:span text:style-name="T9">B</text:span><text:span text:style-name="T8">ase de datos </text:span><text:span text:style-name="T11">Concellos de Galicia</text:span><text:span text:style-name="T10"> (</text:span><text:span text:style-name="T11">3</text:span><text:span text:style-name="T10"> tablas)</text:span><text:span text:style-name="T7">.</text:span></text:p>
        <text:p text:style-name="P24"><text:span text:style-name="T51">Muestr</text:span><text:span text:style-name="T54">a</text:span><text:span text:style-name="T51"> los datos de l</text:span><text:span text:style-name="T63">a</text:span><text:span text:style-name="T51">s Comarcas </text:span><text:span text:style-name="T70">cuarta y quinta </text:span><text:span text:style-name="T63">de Galicia </text:span><text:span text:style-name="T51">cuy</text:span><text:span text:style-name="T63">o nombre empiece y acabe por ‘a’</text:span>.</text:p>
        <text:p text:style-name="P35"><draw:control text:anchor-type="paragraph" draw:z-index="26" draw:name="Control 18" draw:style-name="gr1" draw:text-style-name="P48" svg:width="15.497cm" svg:height="0.856cm" svg:x="1.3cm" svg:y="0cm" draw:control="control27"/></text:p>
        <text:p text:style-name="P25"><text:span text:style-name="T63">Muestra los datos de los </text:span><text:span text:style-name="T71">tres primeros</text:span><text:span text:style-name="T63"> Concellos de Galicia cuyo nombre contenga ‘añ’</text:span>.</text:p>
        <text:p text:style-name="P36"><draw:control text:anchor-type="paragraph" draw:z-index="27" draw:name="Control 19" draw:style-name="gr1" draw:text-style-name="P48" svg:width="15.497cm" svg:height="0.856cm" svg:x="1.3cm" svg:y="0cm" draw:control="control28"/></text:p>
        <text:p text:style-name="P26"><text:span text:style-name="T52">Muestra los datos de </text:span><text:span text:style-name="T63">los Concellos de Galicia cuyo nombre empiece por el artículo ‘O’ </text:span><text:span text:style-name="T71">y sean el séptimo, octavo y noveno</text:span><text:span text:style-name="T63">.</text:span></text:p>
        <text:p text:style-name="P36"><draw:control text:anchor-type="paragraph" draw:z-index="28" draw:name="Control 20" draw:style-name="gr1" draw:text-style-name="P48" svg:width="15.497cm" svg:height="0.856cm" svg:x="1.3cm" svg:y="0cm" draw:control="control29"/></text:p>
        <text:p text:style-name="P27"><text:span text:style-name="T52">Muestra los datos de </text:span><text:span text:style-name="T72">dos</text:span><text:span text:style-name="T63"> poblaciones de Galicia cuyo número de mujeres sea múltiplo de 10 y el número de hombres contenga un ‘5’</text:span>.</text:p>
        <text:p text:style-name="P37"><draw:control text:anchor-type="paragraph" draw:z-index="15" draw:name="Control 21" draw:style-name="gr1" draw:text-style-name="P48" svg:width="15.497cm" svg:height="0.856cm" svg:x="1.3cm" svg:y="0cm" draw:control="control16"/></text:p>
        <text:p text:style-name="P4"/>
        <text:p text:style-name="P4"/>
        <text:p text:style-name="P8"><text:span text:style-name="T11">6</text:span><text:span text:style-name="T6">.<text:tab/></text:span><text:span text:style-name="T9">B</text:span><text:span text:style-name="T8">ase de datos NBA </text:span><text:span text:style-name="T10">(4 tablas)</text:span><text:span text:style-name="T7">.</text:span></text:p>
        <text:p text:style-name="P17"><text:span text:style-name="T53">Muestra </text:span><text:span text:style-name="T55">el nombre y la ciudad de los </text:span><text:span text:style-name="T73">dos primeros</text:span><text:span text:style-name="T55"> equipos cuya ciudad termine en ‘o’</text:span><text:span text:style-name="T53">.</text:span></text:p>
        <text:p text:style-name="P32"><draw:control text:anchor-type="paragraph" draw:z-index="16" draw:name="Control 22" draw:style-name="gr1" draw:text-style-name="P48" svg:width="15.497cm" svg:height="0.856cm" svg:x="1.3cm" svg:y="0cm" draw:control="control17"/></text:p>
        <text:p text:style-name="P17"><text:span text:style-name="T55">Muestra el nombre de </text:span><text:span text:style-name="T74">l</text:span><text:span text:style-name="T55">os</text:span><text:span text:style-name="T74"> ocho siguientes</text:span><text:span text:style-name="T55"> jugador</text:span><text:span text:style-name="T74">es</text:span><text:span text:style-name="T55"> y del equipo cuyos jugadores contengan una ‘u’, </text:span><text:span text:style-name="T74">a partir del segundo</text:span>.</text:p>
        <text:p text:style-name="P32"><draw:control text:anchor-type="paragraph" draw:z-index="17" draw:name="Control 23" draw:style-name="gr1" draw:text-style-name="P48" svg:width="15.497cm" svg:height="0.856cm" svg:x="1.3cm" svg:y="0cm" draw:control="control18"/></text:p>
        <text:p text:style-name="P17">Muestra <text:span text:style-name="T55">el nombre y ciudad de l</text:span><text:span text:style-name="T75">os dos </text:span><text:span text:style-name="T55">equipo</text:span><text:span text:style-name="T75">s</text:span><text:span text:style-name="T55"> cuya ciudad tenga una ‘h’ como segunda letra </text:span><text:span text:style-name="T75">y su posición en el listado sea la del medio</text:span>.</text:p>
        <text:p text:style-name="P32"><draw:control text:anchor-type="paragraph" draw:z-index="18" draw:name="Control 24" draw:style-name="gr1" draw:text-style-name="P48" svg:width="15.497cm" svg:height="0.856cm" svg:x="1.3cm" svg:y="0cm" draw:control="control19"/></text:p>
        <text:p text:style-name="P17">Muestra <text:span text:style-name="T55">el </text:span><text:span text:style-name="T75">primer </text:span><text:span text:style-name="T55">nombre y </text:span><text:span text:style-name="T62">la ciudad del </text:span><text:span text:style-name="T55">equipo, cuyo nombre contenga una ‘o’ o como antepenúltima letra.</text:span></text:p>
        <text:p text:style-name="P32"><draw:control text:anchor-type="paragraph" draw:z-index="19" draw:name="Control 25" draw:style-name="gr1" draw:text-style-name="P48" svg:width="15.497cm" svg:height="0.856cm" svg:x="1.3cm" svg:y="0cm" draw:control="control20"/></text:p>
        <text:p text:style-name="P3"/>
        <text:p text:style-name="P6"><text:span text:style-name="T11">7</text:span><text:span text:style-name="T6">.<text:tab/></text:span><text:span text:style-name="T9">B</text:span><text:span text:style-name="T8">ase de datos </text:span><text:span text:style-name="T10">Jardinería (8 tablas)</text:span><text:span text:style-name="T7">.</text:span></text:p>
        <text:p text:style-name="P45"><text:span text:style-name="T14">Muestra </text:span><text:span text:style-name="T47">los dos últimos datos de</text:span><text:span text:style-name="T32">l nombre y </text:span><text:span text:style-name="T47">d</text:span><text:span text:style-name="T32">el teléfono de los clientes cuyo nombre de contacto empiece por ‘a’</text:span><text:span text:style-name="T14">.</text:span></text:p>
        <text:p text:style-name="P38"><draw:control text:anchor-type="paragraph" draw:z-index="20" draw:name="Control 26" draw:style-name="gr1" draw:text-style-name="P48" svg:width="15.497cm" svg:height="0.856cm" svg:x="1.3cm" svg:y="0cm" draw:control="control21"/></text:p>
        <text:p text:style-name="P45"><text:span text:style-name="T14">Muestra </text:span><text:span text:style-name="T48">sólo tre</text:span><text:span text:style-name="T47">s</text:span><text:span text:style-name="T32"> oficinas cuya ciudad en la que se ubican, tenga como segunda letra ‘a’ y acabe en ‘a’</text:span><text:span text:style-name="T14">.</text:span></text:p>
        <text:p text:style-name="P39"><draw:control text:anchor-type="paragraph" draw:z-index="21" draw:name="Control 27" draw:style-name="gr1" draw:text-style-name="P48" svg:width="15.497cm" svg:height="0.856cm" svg:x="1.3cm" svg:y="0cm" draw:control="control22"/></text:p>
        <text:p text:style-name="P45"><text:span text:style-name="T14">Muestra </text:span><text:span text:style-name="T48">cuatro </text:span><text:span text:style-name="T32">pagos realizados durante 2008</text:span><text:span text:style-name="T31">.</text:span></text:p>
        <text:p text:style-name="P40"><draw:control text:anchor-type="paragraph" draw:z-index="22" draw:name="Control 28" draw:style-name="gr1" draw:text-style-name="P48" svg:width="15.497cm" svg:height="0.856cm" svg:x="1.3cm" svg:y="0cm" draw:control="control23"/></text:p>
        <text:p text:style-name="P46"><text:span text:style-name="T14">Muestra </text:span><text:span text:style-name="T31">los pedidos </text:span><text:span text:style-name="T48">cuarto y quinto </text:span><text:span text:style-name="T33">realizados en enero y con fecha de entrega esperada en febrero</text:span><text:span text:style-name="T14">.</text:span></text:p>
        <text:p text:style-name="P41"><draw:control text:anchor-type="paragraph" draw:z-index="23" draw:name="Control 29" draw:style-name="gr1" draw:text-style-name="P48" svg:width="15.497cm" svg:height="0.856cm" svg:x="1.3cm" svg:y="0cm" draw:control="control24"/></text:p>
        <text:p text:style-name="P18"><draw:control text:anchor-type="paragraph" draw:z-index="0" draw:name="Control 2" draw:style-name="gr2" draw:text-style-name="P49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6</text:span><text:span text:style-name="MT1">.<text:tab/></text:span><text:span text:style-name="MT3">R</text:span><text:span text:style-name="MT4">ealización de consultas </text:span><text:span text:style-name="MT5">con </text:span><text:span text:style-name="MT2">límite de registros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2T19:33:00.270000000</dc:date>
    <meta:editing-duration>P2DT8H32M2S</meta:editing-duration>
    <meta:editing-cycles>692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36" meta:word-count="512" meta:character-count="2863" meta:non-whitespace-character-count="2386"/>
  </office:meta>
</office:document-meta>
</file>